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90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80.25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48.76pt" fo:break-before="auto" style:use-optimal-row-height="true"/>
    </style:style>
    <style:style style:name="ro5" style:family="table-row">
      <style:table-row-properties style:row-height="32.8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6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4"/>
        <table:table-column table:style-name="co4" table:number-columns-repeated="1021" table:default-cell-style-name="ce5"/>
        <table:table-row table:style-name="ro1">
          <table:table-cell table:style-name="ce4" office:value-type="string" calcext:value-type="string">
            <text:p>talk at cross-purposes</text:p>
          </table:table-cell>
          <table:table-cell table:style-name="ce6"/>
          <table:table-cell office:value-type="string" calcext:value-type="string">
            <text:p>не понимать друг друга, т. к. Говорят о разном и не понимают того</text:p>
            <text:p>I think we’re talking at cross-purposes.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 got (hold of) the wrong end of the stick</text:p>
          </table:table-cell>
          <table:table-cell/>
          <table:table-cell office:value-type="string" calcext:value-type="string">
            <text:p>неправильно понять ситуацию</text:p>
            <text:p>Geoff had got the wrong end of the stick, and thought I was angry with him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s/>get a word in edgeways</text:p>
          </table:table-cell>
          <table:table-cell/>
          <table:table-cell office:value-type="string" calcext:value-type="string">
            <text:p>вставить слово, когда кто-то другой говорит</text:p>
            <text:p>Once George starts talking it’s difficult to get a word in edgeways.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can’t make head or tail of </text:p>
          </table:table-cell>
          <table:table-cell/>
          <table:table-cell office:value-type="string" calcext:value-type="string">
            <text:p>полностью не понимать что-то</text:p>
            <text:p>He can’t make head or tail of what she’s saying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alk down to sb</text:p>
          </table:table-cell>
          <table:table-cell/>
          <table:table-cell office:value-type="string" calcext:value-type="string">
            <text:p>говорить свысока с кем-то</text:p>
            <text:p>The boss always talks down to us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talk behind my back</text:p>
          </table:table-cell>
          <table:table-cell/>
          <table:table-cell office:value-type="string" calcext:value-type="string">
            <text:p>говорить за спиной гадости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lk shop</text:p>
          </table:table-cell>
          <table:table-cell/>
          <table:table-cell office:value-type="string" calcext:value-type="string">
            <text:p><text:span text:style-name="T2">Говорить о работе(неодобрительно)</text:span></text:p>
            <text:p><text:span text:style-name="T2">Are you two going to talk shop all night?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king point</text:p>
          </table:table-cell>
          <table:table-cell/>
          <table:table-cell office:value-type="string" calcext:value-type="string">
            <text:p>предмет разговора</text:p>
            <text:p>In the process, Clementsen has become a talking point in the debate over gender discrimination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alking-to</text:p>
          </table:table-cell>
          <table:table-cell/>
          <table:table-cell office:value-type="string" calcext:value-type="string">
            <text:p>серьезный разговор</text:p>
          </table:table-cell>
          <table:table-cell table:number-columns-repeated="1021"/>
        </table:table-row>
        <table:table-row table:style-name="ro7">
          <table:table-cell table:style-name="ce4" office:value-type="string" calcext:value-type="string">
            <text:p>give him a talking to(talking-to)</text:p>
          </table:table-cell>
          <table:table-cell/>
          <table:table-cell office:value-type="string" calcext:value-type="string">
            <text:p>серьезно поговорить</text:p>
            <text:p>It’s gone too far this time. I shall have to give him a talking t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rt the ball rolling</text:p>
          </table:table-cell>
          <table:table-cell/>
          <table:table-cell office:value-type="string" calcext:value-type="string">
            <text:p>to start something happening</text:p>
            <text:p>To start the ball rolling, the government was asked to contribute £1 million.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in a nutshell</text:p>
          </table:table-cell>
          <table:table-cell/>
          <table:table-cell office:value-type="string" calcext:value-type="string">
            <text:p>в двух словах</text:p>
            <text:p>Okay, that’s our proposal in a nutshell. Any questions?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to put it in a nutshell</text:p>
          </table:table-cell>
          <table:table-cell/>
          <table:table-cell office:value-type="string" calcext:value-type="string">
            <text:p>короче горовя</text:p>
            <text:p>To put it in a nutshell,</text:p>
            <text:p>this is a waste of time.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get to the point</text:p>
          </table:table-cell>
          <table:table-cell/>
          <table:table-cell office:value-type="string" calcext:value-type="string">
            <text:p>перейти к делу</text:p>
            <text:p>I hope they get to the point soon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to the point</text:p>
          </table:table-cell>
          <table:table-cell/>
          <table:table-cell office:value-type="string" calcext:value-type="string">
            <text:p>по делу</text:p>
            <text:p>Her comments were brief and to the poin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peak my mind</text:p>
          </table:table-cell>
          <table:table-cell/>
          <table:table-cell office:value-type="string" calcext:value-type="string">
            <text:p>высказать свое мнение</text:p>
            <text:p>I want to speak my mind today.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wrap up the discussion</text:p>
          </table:table-cell>
          <table:table-cell/>
          <table:table-cell office:value-type="string" calcext:value-type="string">
            <text:p>fininsh</text:p>
            <text:p>We’re hoping to wrap up the negotiations this week.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talk sence</text:p>
          </table:table-cell>
          <table:table-cell/>
          <table:table-cell office:value-type="string" calcext:value-type="string">
            <text:p>говорить по делу</text:p>
            <text:p>I just want our politicians to talk sense for a chang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alk rubbish</text:p>
          </table:table-cell>
          <table:table-cell/>
          <table:table-cell office:value-type="string" calcext:value-type="string">
            <text:p>Говорить глупость</text:p>
            <text:p>You do talk rubbish sometimes, Jule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ong-winded</text:p>
          </table:table-cell>
          <table:table-cell/>
          <table:table-cell office:value-type="string" calcext:value-type="string">
            <text:p>многословный(отриц.)</text:p>
            <text:p>His speeches tend to be rather long-winded.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/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4"/>
          <table:table-cell table:number-columns-repeated="1023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style-name="ce4"/>
          <table:table-cell table:number-columns-repeated="1023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00:21:49.6275561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1H1M11S</meta:editing-duration>
    <meta:editing-cycles>9</meta:editing-cycles>
    <meta:generator>LibreOffice/6.0.7.3$Linux_X86_64 LibreOffice_project/00m0$Build-3</meta:generator>
    <dc:date>2021-09-23T21:10:49.486841011</dc:date>
    <meta:document-statistic meta:table-count="1" meta:cell-count="40" meta:object-count="0"/>
    <meta:template xlink:type="simple" xlink:actuate="onRequest" xlink:title="vocabularyUnit" xlink:href="../../../../Templates/vocabularyUnit.ots" meta:date="2021-07-23T23:09:37.744245147"/>
  </office:meta>
</office:document-meta>
</file>